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8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5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2:59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1095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29 Kommentare 5032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1111</text:p>
          </table:table-cell>
          <table:table-cell table:number-columns-repeated="6"/>
        </table:table-row>
        <table:table-row table:style-name="ro1">
          <table:table-cell table:formula="of:=SUM([.A60:.A1000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hlinformation Von unabhängigen Faktenprüfern überprü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ner Fal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s nun Hr. Kurz 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Berliner Senatsverwaltung für Gesundheit hat eine bisher als Verschwörungstheorie bezeichnete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Tatsache nun offiziell bestätigt. Mit einem PCR-Test kann man keine Corona-Infektion nachweisen, so die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höchst offizielle Aussage der Behörde.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von Günther Strauß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Es ist kaum zu glauben, aber der staatliche Corona-Betrug ist endgültig aufgedeckt. Die Senatsverwalt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 für Gesundheit hat bestätigt, dass PCR-Tests eigentlich nicht in der Lage sind, eine Infektion im Sin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 Infektionsschutzgesetzes festzustellen. Das geht aus der Antwort auf eine Anfrage d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zelabgeordneten Marcel Luthe hervo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Senatsverwaltung erklärte, dass es sich im Zusammenhang mit dem Gesetz um ein „vermehrungsfä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ges Agens (Virus, Bakterium, Pilz, Parasit) oder ein sonstiges biologisches transmissibles Agens,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i Menschen eine Infektion oder übertragbare Krankheit verursachen kann“ handeln müsse, damit v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em „Krankheitserreger“ gesprochen werden könne. Auf die Frage des Abgeordneten, ob „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genannter PCR-Test in der Lage“ sei, „zwischen einem ,vermehrungsfähigen‘ und einem ,nichtvermehrungsfähigen‘ Virus zu unterscheiden“, antwortete die Senatsverwaltung mit einem „Nein“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R-Tests sind reiner Betru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it stellt eine Behörde offiziell fest, dass in der BRD ein groß angelegter Betrug läuft. Der Berli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at selbst nutzt sogar trotz dieses Wissens die Ergebnisse aus PCR-Tests, um die Freiheiten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ürger einzuschränken und andere willkürliche Maßnahmen zum angeblichen Infektionsschutz zu treff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ist reine Diktatur und Rechtsbruch mit Ansag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ch der Abgeordnete Marcel Luthe ist schockiert über dieses skandalöse Vorgehen. Er sagte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liner Zeitung: „Es wird nun dringend Zeit, wieder rational und rechtsstaatlich zu handeln. Wenn sog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Senat einräumen muss, dass die täglich gemeldeten Testzahlen nichts über eine Infektion im Sin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 Gesetzes aussagen, fehlt auch den Verordnungen die Grundlage. Denn niemand kann aktuell sag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 und wie viele Infektionen tatsächlich vorliegen. Die Tests kosten immense Mittel, sind für die Herstel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 Milliardengeschäft, aber für die Infektionsbekämpfung nutzlos.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fesendung dazu nochmal in den Komment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bile Uploads · 16.11.2020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Originalgröße anzeigen · Weitere Op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.php?fbid=1046783942482150&amp;set=a.102915526869001&amp;type=3&amp;thea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.032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ner Fal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facebook.com/susanne.cesanek/videos/387421384925794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Maria 15. November 2020 um 15:36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Stö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ner Falke gibt es das auf youtube....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ner Fal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Stöhr keine Ahnung hab danach noch nicht geschaut...Aber denk..Das würde YouTub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öschen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Stö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ner Falke Möglich bei der Brisanz.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rotzdem vielen Dank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 T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in link ist doch von BRD, warum denn der Bezug zu Hr. Kurz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Drazda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1046783942482150&amp;set=a.102915526869001&amp;type=3&amp;thea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Drazda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Drazda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Drazda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Drazda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1046783942482150&amp;set=a.102915526869001&amp;type=3&amp;thea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Drazda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man Zink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body-effects.com/gesundheitsbehoerde-der-usa:-existenz-des-covid-19-virus-wis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schaftlich-nicht-beleg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undheitsbehörde der USA: Existenz des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dy-effects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Drazda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y Poh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n müssen alle hierfür Verantwortlichen zur Rechenschaft gezogen und haftbar gema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gesamte Regierung muß we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ssandra 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.php?fbid=1046783942482150&amp;set=a.102915526869001&amp;type=3&amp;thea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y Pohlen Das geht ab 18. NOV. nicht mehr so einfach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ribaldi Petko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n steht endlich alle auf, ihr Schlappschwänze und Doofmösen! Verweigert eur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herrschern allen Gehorsam und wehrt euch mit allen möglichen friedlichen! Mitteln! Ste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lich zueinander, haltet zusammen, statt euch ständig verunsichern und spalten zu lass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R SIND DAS VOLK! Wenn wir zusammenhalten, sind wir unüberwindbar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lga Kienle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ribaldi Petkoin Endlichmal richtige Worte!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wohl Corinn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hm ja da bin ich mal ganz bei dir,.. ohne iwas davon gelesen zu haben 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s erklärt die wirklich unterschiedlichen Verläufe aber ich Zweifel nicht dran das es die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us gibt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wohl Corinn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bin persönlich absolut darfür das Dinge hinterfragt werden und angezweifelt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ritische hinterfragen immer gern auf sach ebende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rnelia Ko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hr interessant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nst Ma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berliner-zeitung.de/news/berliner-oppositionspolitiker-bezweifelt-sinn-von-pcrtests-li.117128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erlin: Anfrage zu PCR-Tests und Antwor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liner-zeitung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Bä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nichts passiert! Wir sind doch nur noch Käfigtiere und werden dressiert, das zu mach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s die Obrigkeit von uns verlangt! Hier würde nur noch eins helfen, das darf ich aber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gen, dann kommt die Stasi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is Heh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so alles wird verständlich mitgeteilt und trotzdem wird eine Machtmaschinerie aufgefahr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 unglaublich zerstörerischen Massnahmen und dies bewusst da muss man nicht mehr dr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rum reden. Leute es hieß hier Verschwörer da Verschwörer dort und ? ? ? ....jetzt sieht m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langsam was da schief läuft ..... das Dicke Ende kommt noch LEIDER....es ist ja aber a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glaub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n Christobal Datig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.php?fbid=1046783942482150&amp;set=a.102915526869001&amp;type=3&amp;thea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kann dazu nix sagen weil ich dann 2 mio. Jahre gesperrt wäre ..aber i bin stolz auf mein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elbstbeherrschung ..weil normal is a liter blut a schnö verpritschlt lol just kidd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abeth Brück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n Christobal Datiga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is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nda Leko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geht denen am popo vorbei, die machen weiter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di Brandstät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denke das hat er befürchtet, deshalb der schnelle Entschluss, Zwangstest‘s durchzuführ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chmut kommt vor dem Fall, wird sich hoffentlich für ihn bestät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Drazda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Drazd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unsere-natur.net/berliner-senat-bestaetigt-staatlichen-corona-betrug-pcr-tests-koennenkeine-infektion-nachweisen/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liner Senat bestätigt staatlich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sere-natur.n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1046783942482150&amp;set=a.102915526869001&amp;type=3&amp;thea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16" calcext:value-type="float">
            <text:p>16</text:p>
          </table:table-cell>
          <table:table-cell table:style-name="ce7" table:formula="of:=COUNTIF([.D$1:.D$1048576];&quot;X&quot;)" office:value-type="float" office:value="1" calcext:value-type="float">
            <text:p>1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12" calcext:value-type="float">
            <text:p>12</text:p>
          </table:table-cell>
          <table:table-cell table:formula="of:=COUNTIF([.G$1:.G$1048576];&quot;X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429];[.D429];[.F429])"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814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.00.0000</text:date>, <text:time style:data-style-name="N2" text:time-value="02:44:13.972336051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7T03:10:37.049374333</dc:date>
    <meta:editing-duration>PT18M31S</meta:editing-duration>
    <meta:editing-cycles>6</meta:editing-cycles>
    <meta:document-statistic meta:table-count="1" meta:cell-count="302" meta:object-count="0"/>
  </office:meta>
</office:document-meta>
</file>